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356cb" officeooo:paragraph-rsid="001356cb" style:font-size-asian="36.75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42pt" officeooo:rsid="001356cb" officeooo:paragraph-rsid="001356cb" style:font-size-asian="36.75pt" style:font-size-complex="42pt"/>
    </style:style>
    <style:style style:name="P3" style:family="paragraph" style:parent-style-name="Standard">
      <style:paragraph-properties fo:text-align="start" style:justify-single-word="false"/>
      <style:text-properties fo:font-size="24pt" officeooo:rsid="001356cb" officeooo:paragraph-rsid="001356cb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2pt" officeooo:rsid="001356cb" officeooo:paragraph-rsid="001356cb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4pt" officeooo:rsid="0013ee15" officeooo:paragraph-rsid="0013ee15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2pt" officeooo:rsid="001356cb" officeooo:paragraph-rsid="001356cb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13ee15" officeooo:paragraph-rsid="0013ee15" style:font-size-asian="22pt" style:font-size-complex="22pt"/>
    </style:style>
    <style:style style:name="T1" style:family="text">
      <style:text-properties officeooo:rsid="0013e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5">Question1:</text:p>
      <text:p text:style-name="P7">Does ANSI recognize the data type DATE?</text:p>
      <text:p text:style-name="P3">Answer 1:</text:p>
      <text:p text:style-name="P4"><text:span text:style-name="T1">No</text:span> ANSI (American National Standards Institute) <text:span text:style-name="T1">don’t </text:span>recognize the data type DATE.</text:p>
      <text:p text:style-name="P4"/>
      <text:p text:style-name="P7">Question2:</text:p>
      <text:p text:style-name="P7">Which subdivision of SQL is used to insert values in tables?</text:p>
      <text:p text:style-name="P4">Answer 2:</text:p>
      <text:p text:style-name="P4">INSERT statement is used to insert values in tabl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2:05.342112006</meta:creation-date>
    <dc:date>2023-09-11T22:56:26.716715369</dc:date>
    <meta:editing-duration>PT15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7" meta:character-count="283" meta:non-whitespace-character-count="245"/>
  </office:meta>
</office:document-meta>
</file>